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Preformatted_20_Text">
      <style:paragraph-properties fo:margin-top="0in" fo:margin-bottom="0.0972in" style:contextual-spacing="false" fo:line-height="115%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Heading_20_3">
      <style:paragraph-properties fo:margin-top="0in" fo:margin-bottom="0.0972in" style:contextual-spacing="false" fo:line-height="115%"/>
    </style:style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2"/>
    <style:style style:name="P38" style:family="paragraph" style:parent-style-name="Text_20_body" style:list-style-name="L33"/>
    <style:style style:name="P39" style:family="paragraph" style:parent-style-name="Text_20_body" style:list-style-name="L34"/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Text_20_body" style:list-style-name="L37"/>
    <style:style style:name="P43" style:family="paragraph" style:parent-style-name="Text_20_body" style:list-style-name="L38"/>
    <style:style style:name="P44" style:family="paragraph" style:parent-style-name="Text_20_body" style:list-style-name="L39"/>
    <style:style style:name="P45" style:family="paragraph" style:parent-style-name="Text_20_body" style:list-style-name="L40"/>
    <style:style style:name="P46" style:family="paragraph" style:parent-style-name="Text_20_body" style:list-style-name="L41"/>
    <style:style style:name="P47" style:family="paragraph" style:parent-style-name="Text_20_body" style:list-style-name="L4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P1" text:outline-level="1">1. Общая информация</text:h>
      <text:p text:style-name="Text_20_body"><text:span text:style-name="Strong_20_Emphasis">Название:</text:span> Linksy<text:line-break/><text:span text:style-name="Strong_20_Emphasis">Тип:</text:span> Telegram Mini App<text:line-break/><text:span text:style-name="Strong_20_Emphasis">Формат:</text:span> Одностраничное приложение (SPA)<text:line-break/><text:span text:style-name="Strong_20_Emphasis">Запуск:</text:span> Через Telegram Bot (Mini App WebView)<text:line-break/><text:span text:style-name="Strong_20_Emphasis">Разворачивание:</text:span> Автоматический fullscreen при старте (<text:span text:style-name="Source_20_Text">Telegram.WebApp.expand()</text:span>)</text:p>
      <text:p text:style-name="P2"/>
      <text:h text:style-name="P1" text:outline-level="1">2. Технологический стек</text:h>
      <text:h text:style-name="P3" text:outline-level="2">Frontend</text:h>
      <text:list text:style-name="L1">
        <text:list-item>
          <text:p text:style-name="P4">PUG</text:p>
        </text:list-item>
        <text:list-item>
          <text:p text:style-name="P4">SASS (sassc)</text:p>
        </text:list-item>
        <text:list-item>
          <text:p text:style-name="P4">TypeScript (tsc)</text:p>
        </text:list-item>
        <text:list-item>
          <text:p text:style-name="P4">SPA с hash-навигацией (<text:span text:style-name="Source_20_Text">#profile</text:span>, <text:span text:style-name="Source_20_Text">#event/123</text:span>)</text:p>
        </text:list-item>
      </text:list>
      <text:h text:style-name="P3" text:outline-level="2">Backend</text:h>
      <text:list text:style-name="L2">
        <text:list-item>
          <text:p text:style-name="P5">Python (3.11+)</text:p>
        </text:list-item>
        <text:list-item>
          <text:p text:style-name="P5">Асинхронный однопоточный сервер aiohttp</text:p>
        </text:list-item>
        <text:list-item>
          <text:p text:style-name="P5">REST API (JSON, стиль Telegram Bot API)</text:p>
        </text:list-item>
        <text:list-item>
          <text:p text:style-name="P5">WebSocket (реальное время)</text:p>
        </text:list-item>
      </text:list>
      <text:h text:style-name="P3" text:outline-level="2">База данных</text:h>
      <text:list text:style-name="L3">
        <text:list-item>
          <text:p text:style-name="P6">SQLite</text:p>
        </text:list-item>
        <text:list-item>
          <text:p text:style-name="P6">WAL режим</text:p>
        </text:list-item>
        <text:list-item>
          <text:p text:style-name="P6">Архивные таблицы</text:p>
        </text:list-item>
        <text:list-item>
          <text:p text:style-name="P6">Минимизация износа диска</text:p>
        </text:list-item>
      </text:list>
      <text:h text:style-name="P3" text:outline-level="2">Веб-сервер</text:h>
      <text:list text:style-name="L4">
        <text:list-item>
          <text:p text:style-name="P7">Nginx (раздача статики)</text:p>
        </text:list-item>
        <text:list-item>
          <text:p text:style-name="P7">Reverse proxy к backend</text:p>
        </text:list-item>
      </text:list>
      <text:h text:style-name="P3" text:outline-level="2"><text:soft-page-break/>Сборка</text:h>
      <text:list text:style-name="L5">
        <text:list-item>
          <text:p text:style-name="P8">Meson</text:p>
        </text:list-item>
        <text:list-item>
          <text:p text:style-name="P8">pug → HTML</text:p>
        </text:list-item>
        <text:list-item>
          <text:p text:style-name="P8">sassc → CSS</text:p>
        </text:list-item>
        <text:list-item>
          <text:p text:style-name="P8">tsc → JS</text:p>
        </text:list-item>
      </text:list>
      <text:p text:style-name="P2"/>
      <text:h text:style-name="P1" text:outline-level="1">3. Архитектура системы</text:h>
      <text:p text:style-name="P9"><text:span text:style-name="Source_20_Text">Telegram Client</text:span></text:p>
      <text:p text:style-name="P9"><text:span text:style-name="Source_20_Text"><text:s text:c="5"/>↓</text:span></text:p>
      <text:p text:style-name="P9"><text:span text:style-name="Source_20_Text">Telegram Bot</text:span></text:p>
      <text:p text:style-name="P9"><text:span text:style-name="Source_20_Text"><text:s text:c="5"/>↓</text:span></text:p>
      <text:p text:style-name="P9"><text:span text:style-name="Source_20_Text">Mini App (Frontend)</text:span></text:p>
      <text:p text:style-name="P9"><text:span text:style-name="Source_20_Text"><text:s text:c="5"/>↓ REST / WS</text:span></text:p>
      <text:p text:style-name="P9"><text:span text:style-name="Source_20_Text">Backend (Python)</text:span></text:p>
      <text:p text:style-name="P9"><text:span text:style-name="Source_20_Text"><text:s text:c="5"/>↓</text:span></text:p>
      <text:p text:style-name="P9"><text:span text:style-name="Source_20_Text">SQLite</text:span></text:p>
      <text:p text:style-name="Text_20_body">WebSocket используется для:</text:p>
      <text:list text:style-name="L6">
        <text:list-item>
          <text:p text:style-name="P10">Обновлений событий</text:p>
        </text:list-item>
        <text:list-item>
          <text:p text:style-name="P10">Чатов</text:p>
        </text:list-item>
        <text:list-item>
          <text:p text:style-name="P10">Нотификаций</text:p>
        </text:list-item>
        <text:list-item>
          <text:p text:style-name="P10">Админ-панели</text:p>
        </text:list-item>
      </text:list>
      <text:p text:style-name="P2"/>
      <text:h text:style-name="P1" text:outline-level="1">4. Авторизация</text:h>
      <text:h text:style-name="P3" text:outline-level="2">Метод:</text:h>
      <text:p text:style-name="Text_20_body">Telegram OAuth (initData verification)</text:p>
      <text:h text:style-name="P3" text:outline-level="2">Процесс:</text:h>
      <text:list text:style-name="L7">
        <text:list-item>
          <text:p text:style-name="P11">Telegram передаёт initData</text:p>
        </text:list-item>
        <text:list-item>
          <text:p text:style-name="P11">Backend проверяет подпись</text:p>
        </text:list-item>
        <text:list-item>
          <text:p text:style-name="P11">Если пользователь новый — создаётся запись</text:p>
        </text:list-item>
        <text:list-item>
          <text:p text:style-name="P11"><text:soft-page-break/>Возвращается JWT сессия</text:p>
        </text:list-item>
      </text:list>
      <text:h text:style-name="P3" text:outline-level="2">Роли:</text:h>
      <text:list text:style-name="L8">
        <text:list-item>
          <text:p text:style-name="P12">Пользователь (все равны)</text:p>
        </text:list-item>
        <text:list-item>
          <text:p text:style-name="P12">Администратор (только через админ-панель)</text:p>
        </text:list-item>
      </text:list>
      <text:p text:style-name="P2"/>
      <text:h text:style-name="P1" text:outline-level="1">5. Навигация (SPA)</text:h>
      <text:p text:style-name="Text_20_body">Навигация реализуется через:</text:p>
      <text:p text:style-name="P9"><text:span text:style-name="Source_20_Text">/index.html#events</text:span></text:p>
      <text:p text:style-name="P9"><text:span text:style-name="Source_20_Text">/index.html#event/123</text:span></text:p>
      <text:p text:style-name="P9"><text:span text:style-name="Source_20_Text">/index.html#profile</text:span></text:p>
      <text:p text:style-name="Text_20_body">TypeScript:</text:p>
      <text:list text:style-name="L9">
        <text:list-item>
          <text:p text:style-name="P13">Слушает <text:span text:style-name="Source_20_Text">window.onhashchange</text:span></text:p>
        </text:list-item>
        <text:list-item>
          <text:p text:style-name="P13">Управляет <text:span text:style-name="Source_20_Text">display: none/block</text:span> секций</text:p>
        </text:list-item>
        <text:list-item>
          <text:p text:style-name="P13">Подгружает данные через API</text:p>
        </text:list-item>
      </text:list>
      <text:p text:style-name="P2"/>
      <text:h text:style-name="P1" text:outline-level="1">6. Пользовательский интерфейс</text:h>
      <text:h text:style-name="P3" text:outline-level="2">Нижняя навигационная панель (фиксирована)</text:h>
      <text:list text:style-name="L10">
        <text:list-item>
          <text:p text:style-name="P14">События</text:p>
        </text:list-item>
        <text:list-item>
          <text:p text:style-name="P14">Ранг</text:p>
        </text:list-item>
        <text:list-item>
          <text:p text:style-name="P14">Создать событие</text:p>
        </text:list-item>
        <text:list-item>
          <text:p text:style-name="P14">Чат</text:p>
        </text:list-item>
        <text:list-item>
          <text:p text:style-name="P14">Профиль</text:p>
        </text:list-item>
      </text:list>
      <text:p text:style-name="Text_20_body">Скрывается на:</text:p>
      <text:list text:style-name="L11">
        <text:list-item>
          <text:p text:style-name="P15">Фильтры</text:p>
        </text:list-item>
        <text:list-item>
          <text:p text:style-name="P15">Настройки</text:p>
        </text:list-item>
        <text:list-item>
          <text:p text:style-name="P15">Нотификации</text:p>
        </text:list-item>
        <text:list-item>
          <text:p text:style-name="P15">Редактирование профиля</text:p>
        </text:list-item>
      </text:list>
      <text:p text:style-name="P2"><text:soft-page-break/></text:p>
      <text:h text:style-name="P1" text:outline-level="1">7. Основные экраны</text:h>
      <text:h text:style-name="P3" text:outline-level="2">7.1 События</text:h>
      <text:list text:style-name="L12">
        <text:list-item>
          <text:p text:style-name="P16">Фильтры (иконка + счётчик)</text:p>
        </text:list-item>
        <text:list-item>
          <text:p text:style-name="P16">Нотификации (иконка + счётчик)</text:p>
        </text:list-item>
        <text:list-item>
          <text:p text:style-name="P16">Истории (несколько, первая — пользователь +)</text:p>
        </text:list-item>
        <text:list-item>
          <text:p text:style-name="P16">Фильтр по датам</text:p>
        </text:list-item>
        <text:list-item>
          <text:p text:style-name="P16">Карточки событий</text:p>
        </text:list-item>
      </text:list>
      <text:p text:style-name="Text_20_body">Карточка:</text:p>
      <text:list text:style-name="L13">
        <text:list-item>
          <text:p text:style-name="P17">Фото (фон)</text:p>
        </text:list-item>
        <text:list-item>
          <text:p text:style-name="P17">Дата</text:p>
        </text:list-item>
        <text:list-item>
          <text:p text:style-name="P17">Расстояние</text:p>
        </text:list-item>
        <text:list-item>
          <text:p text:style-name="P17">Название</text:p>
        </text:list-item>
        <text:list-item>
          <text:p text:style-name="P17">Участники (до 5 +X)</text:p>
        </text:list-item>
        <text:list-item>
          <text:p text:style-name="P17">Цена</text:p>
        </text:list-item>
        <text:list-item>
          <text:p text:style-name="P17">Лайки</text:p>
        </text:list-item>
      </text:list>
      <text:p text:style-name="P2"/>
      <text:h text:style-name="P3" text:outline-level="2">7.2 Экран события (#event/{id})</text:h>
      <text:p text:style-name="Text_20_body">Содержит:</text:p>
      <text:list text:style-name="L14">
        <text:list-item>
          <text:p text:style-name="P18">Фото</text:p>
        </text:list-item>
        <text:list-item>
          <text:p text:style-name="P18">Название</text:p>
        </text:list-item>
        <text:list-item>
          <text:p text:style-name="P18">Лайки (с возможностью поставить)</text:p>
        </text:list-item>
        <text:list-item>
          <text:p text:style-name="P18">Дата</text:p>
        </text:list-item>
        <text:list-item>
          <text:p text:style-name="P18">Расстояние + карта</text:p>
        </text:list-item>
        <text:list-item>
          <text:p text:style-name="P18">Языки</text:p>
        </text:list-item>
        <text:list-item>
          <text:p text:style-name="P18">Описание</text:p>
        </text:list-item>
        <text:list-item>
          <text:p text:style-name="P18">Кнопка перевода</text:p>
        </text:list-item>
        <text:list-item>
          <text:p text:style-name="P18">Tabs (Пойдут / Лайкнули)</text:p>
        </text:list-item>
        <text:list-item>
          <text:p text:style-name="P18">Список пользователей</text:p>
        </text:list-item>
        <text:list-item>
          <text:p text:style-name="P18"><text:soft-page-break/>Цена + места + кнопка участия</text:p>
        </text:list-item>
      </text:list>
      <text:h text:style-name="P19" text:outline-level="3">Меню (троеточие):</text:h>
      <text:list text:style-name="L15">
        <text:list-item>
          <text:p text:style-name="P20">Добавить в историю</text:p>
        </text:list-item>
        <text:list-item>
          <text:p text:style-name="P20">Поделиться</text:p>
        </text:list-item>
        <text:list-item>
          <text:p text:style-name="P20">Скопировать ссылку</text:p>
        </text:list-item>
        <text:list-item>
          <text:p text:style-name="P20">Пожаловаться</text:p>
        </text:list-item>
      </text:list>
      <text:p text:style-name="P2"/>
      <text:h text:style-name="P3" text:outline-level="2">7.3 Фильтры</text:h>
      <text:list text:style-name="L16">
        <text:list-item>
          <text:p text:style-name="P21">Категории (множественный выбор)</text:p>
        </text:list-item>
        <text:list-item>
          <text:p text:style-name="P21">Языки</text:p>
        </text:list-item>
        <text:list-item>
          <text:p text:style-name="P21">Город / дистанция</text:p>
        </text:list-item>
      </text:list>
      <text:p text:style-name="P2"/>
      <text:h text:style-name="P3" text:outline-level="2">7.4 Нотификации</text:h>
      <text:p text:style-name="Text_20_body">Группировка:</text:p>
      <text:list text:style-name="L17">
        <text:list-item>
          <text:p text:style-name="P22">Сегодня</text:p>
        </text:list-item>
        <text:list-item>
          <text:p text:style-name="P22">7 дней</text:p>
        </text:list-item>
        <text:list-item>
          <text:p text:style-name="P22">Месяц</text:p>
        </text:list-item>
      </text:list>
      <text:p text:style-name="Text_20_body">Типы:</text:p>
      <text:list text:style-name="L18">
        <text:list-item>
          <text:p text:style-name="P23">Новые события</text:p>
        </text:list-item>
        <text:list-item>
          <text:p text:style-name="P23">Напоминания</text:p>
        </text:list-item>
        <text:list-item>
          <text:p text:style-name="P23">Лайки</text:p>
        </text:list-item>
        <text:list-item>
          <text:p text:style-name="P23">Сообщения</text:p>
        </text:list-item>
        <text:list-item>
          <text:p text:style-name="P23">Упоминания</text:p>
        </text:list-item>
      </text:list>
      <text:p text:style-name="P2"/>
      <text:h text:style-name="P3" text:outline-level="2">7.5 Ранг</text:h>
      <text:list text:style-name="L19">
        <text:list-item>
          <text:p text:style-name="P24">Текущий уровень</text:p>
        </text:list-item>
        <text:list-item>
          <text:p text:style-name="P24">XP шкала</text:p>
        </text:list-item>
        <text:list-item>
          <text:p text:style-name="P24">Задания</text:p>
        </text:list-item>
        <text:list-item>
          <text:p text:style-name="P24">Выполненные задания</text:p>
        </text:list-item>
      </text:list>
      <text:p text:style-name="P2"><text:soft-page-break/></text:p>
      <text:h text:style-name="P3" text:outline-level="2">7.6 Создать событие</text:h>
      <text:p text:style-name="Text_20_body">Поддержка:</text:p>
      <text:list text:style-name="L20">
        <text:list-item>
          <text:p text:style-name="P25">Многодневных событий</text:p>
        </text:list-item>
        <text:list-item>
          <text:p text:style-name="P25">Приватных событий</text:p>
        </text:list-item>
        <text:list-item>
          <text:p text:style-name="P25">Приглашений по нику</text:p>
        </text:list-item>
        <text:list-item>
          <text:p text:style-name="P25">Гендерных и возрастных ограничений</text:p>
        </text:list-item>
      </text:list>
      <text:p text:style-name="P2"/>
      <text:h text:style-name="P3" text:outline-level="2">7.7 Чаты</text:h>
      <text:p text:style-name="Text_20_body">Типы:</text:p>
      <text:list text:style-name="L21">
        <text:list-item>
          <text:p text:style-name="P26">Личные</text:p>
        </text:list-item>
        <text:list-item>
          <text:p text:style-name="P26">Групповые (для события)</text:p>
        </text:list-item>
      </text:list>
      <text:p text:style-name="Text_20_body">Функциональность:</text:p>
      <text:list text:style-name="L22">
        <text:list-item>
          <text:p text:style-name="P27">Реальное время</text:p>
        </text:list-item>
        <text:list-item>
          <text:p text:style-name="P27">Статус прочтения</text:p>
        </text:list-item>
        <text:list-item>
          <text:p text:style-name="P27">Упоминания</text:p>
        </text:list-item>
        <text:list-item>
          <text:p text:style-name="P27">Архивирование</text:p>
        </text:list-item>
      </text:list>
      <text:p text:style-name="P2"/>
      <text:h text:style-name="P3" text:outline-level="2">7.8 Профиль</text:h>
      <text:list text:style-name="L23">
        <text:list-item>
          <text:p text:style-name="P28">Аватарки (свайп)</text:p>
        </text:list-item>
        <text:list-item>
          <text:p text:style-name="P28">Подписчики/подписки</text:p>
        </text:list-item>
        <text:list-item>
          <text:p text:style-name="P28">События</text:p>
        </text:list-item>
        <text:list-item>
          <text:p text:style-name="P28">Истории</text:p>
        </text:list-item>
      </text:list>
      <text:p text:style-name="P2"/>
      <text:h text:style-name="P3" text:outline-level="2">7.9 Админ-панель</text:h>
      <text:p text:style-name="Text_20_body">Функции:</text:p>
      <text:list text:style-name="L24">
        <text:list-item>
          <text:p text:style-name="P29">Просмотр пользователей</text:p>
        </text:list-item>
        <text:list-item>
          <text:p text:style-name="P29">Просмотр событий</text:p>
        </text:list-item>
        <text:list-item>
          <text:p text:style-name="P29">Просмотр жалоб</text:p>
        </text:list-item>
        <text:list-item>
          <text:p text:style-name="P29"><text:soft-page-break/>Блокировка пользователя</text:p>
        </text:list-item>
        <text:list-item>
          <text:p text:style-name="P29">Статистика</text:p>
        </text:list-item>
        <text:list-item>
          <text:p text:style-name="P29">Обратная связь</text:p>
        </text:list-item>
        <text:list-item>
          <text:p text:style-name="P29">Мониторинг ошибок</text:p>
        </text:list-item>
      </text:list>
      <text:p text:style-name="Text_20_body">WebSocket для live-обновлений.</text:p>
      <text:p text:style-name="Text_20_body">Отдельный Telegram-бот:</text:p>
      <text:list text:style-name="L25">
        <text:list-item>
          <text:p text:style-name="P30">Логи</text:p>
        </text:list-item>
        <text:list-item>
          <text:p text:style-name="P30">Статус сервера</text:p>
        </text:list-item>
        <text:list-item>
          <text:p text:style-name="P30">Ошибки</text:p>
        </text:list-item>
      </text:list>
      <text:p text:style-name="P2"/>
      <text:h text:style-name="P1" text:outline-level="1">8. База данных (SQLite)</text:h>
      <text:h text:style-name="P3" text:outline-level="2">Основные таблицы:</text:h>
      <text:h text:style-name="P19" text:outline-level="3">users</text:h>
      <text:list text:style-name="L26">
        <text:list-item>
          <text:p text:style-name="P31">id</text:p>
        </text:list-item>
        <text:list-item>
          <text:p text:style-name="P31">telegram_id</text:p>
        </text:list-item>
        <text:list-item>
          <text:p text:style-name="P31">username</text:p>
        </text:list-item>
        <text:list-item>
          <text:p text:style-name="P31">full_name</text:p>
        </text:list-item>
        <text:list-item>
          <text:p text:style-name="P31">birth_date</text:p>
        </text:list-item>
        <text:list-item>
          <text:p text:style-name="P31">gender</text:p>
        </text:list-item>
        <text:list-item>
          <text:p text:style-name="P31">location_lat</text:p>
        </text:list-item>
        <text:list-item>
          <text:p text:style-name="P31">location_lon</text:p>
        </text:list-item>
        <text:list-item>
          <text:p text:style-name="P31">bio</text:p>
        </text:list-item>
        <text:list-item>
          <text:p text:style-name="P31">created_at</text:p>
        </text:list-item>
        <text:list-item>
          <text:p text:style-name="P31">blocked</text:p>
        </text:list-item>
      </text:list>
      <text:h text:style-name="P19" text:outline-level="3">events</text:h>
      <text:list text:style-name="L27">
        <text:list-item>
          <text:p text:style-name="P32">id</text:p>
        </text:list-item>
        <text:list-item>
          <text:p text:style-name="P32">creator_id</text:p>
        </text:list-item>
        <text:list-item>
          <text:p text:style-name="P32">title</text:p>
        </text:list-item>
        <text:list-item>
          <text:p text:style-name="P32"><text:soft-page-break/>description</text:p>
        </text:list-item>
        <text:list-item>
          <text:p text:style-name="P32">start_datetime</text:p>
        </text:list-item>
        <text:list-item>
          <text:p text:style-name="P32">end_datetime</text:p>
        </text:list-item>
        <text:list-item>
          <text:p text:style-name="P32">is_multiday</text:p>
        </text:list-item>
        <text:list-item>
          <text:p text:style-name="P32">is_private</text:p>
        </text:list-item>
        <text:list-item>
          <text:p text:style-name="P32">gender_restriction</text:p>
        </text:list-item>
        <text:list-item>
          <text:p text:style-name="P32">age_min</text:p>
        </text:list-item>
        <text:list-item>
          <text:p text:style-name="P32">age_max</text:p>
        </text:list-item>
        <text:list-item>
          <text:p text:style-name="P32">max_participants</text:p>
        </text:list-item>
        <text:list-item>
          <text:p text:style-name="P32">price</text:p>
        </text:list-item>
        <text:list-item>
          <text:p text:style-name="P32">location_lat</text:p>
        </text:list-item>
        <text:list-item>
          <text:p text:style-name="P32">location_lon</text:p>
        </text:list-item>
        <text:list-item>
          <text:p text:style-name="P32">created_at</text:p>
        </text:list-item>
      </text:list>
      <text:h text:style-name="P19" text:outline-level="3">event_participants</text:h>
      <text:list text:style-name="L28">
        <text:list-item>
          <text:p text:style-name="P33">event_id</text:p>
        </text:list-item>
        <text:list-item>
          <text:p text:style-name="P33">user_id</text:p>
        </text:list-item>
        <text:list-item>
          <text:p text:style-name="P33">status (joined/requested)</text:p>
        </text:list-item>
      </text:list>
      <text:h text:style-name="P19" text:outline-level="3">event_likes</text:h>
      <text:h text:style-name="P19" text:outline-level="3">chats</text:h>
      <text:list text:style-name="L29">
        <text:list-item>
          <text:p text:style-name="P34">id</text:p>
        </text:list-item>
        <text:list-item>
          <text:p text:style-name="P34">type (private/event)</text:p>
        </text:list-item>
        <text:list-item>
          <text:p text:style-name="P34">event_id</text:p>
        </text:list-item>
      </text:list>
      <text:h text:style-name="P19" text:outline-level="3">messages</text:h>
      <text:list text:style-name="L30">
        <text:list-item>
          <text:p text:style-name="P35">id</text:p>
        </text:list-item>
        <text:list-item>
          <text:p text:style-name="P35">chat_id</text:p>
        </text:list-item>
        <text:list-item>
          <text:p text:style-name="P35">sender_id</text:p>
        </text:list-item>
        <text:list-item>
          <text:p text:style-name="P35">text</text:p>
        </text:list-item>
        <text:list-item>
          <text:p text:style-name="P35">created_at</text:p>
        </text:list-item>
      </text:list>
      <text:h text:style-name="P19" text:outline-level="3"><text:soft-page-break/>архивные таблицы:</text:h>
      <text:list text:style-name="L31">
        <text:list-item>
          <text:p text:style-name="P36">archived_events</text:p>
        </text:list-item>
        <text:list-item>
          <text:p text:style-name="P36">archived_messages</text:p>
        </text:list-item>
      </text:list>
      <text:p text:style-name="P2"/>
      <text:h text:style-name="P1" text:outline-level="1">9. WebSocket</text:h>
      <text:p text:style-name="Text_20_body">Подписки:</text:p>
      <text:p text:style-name="P9"><text:span text:style-name="Source_20_Text">user:{id}</text:span></text:p>
      <text:p text:style-name="P9"><text:span text:style-name="Source_20_Text">event:{id}</text:span></text:p>
      <text:p text:style-name="P9"><text:span text:style-name="Source_20_Text">chat:{id}</text:span></text:p>
      <text:p text:style-name="P9"><text:span text:style-name="Source_20_Text">admin</text:span></text:p>
      <text:p text:style-name="Text_20_body">Типы сообщений:</text:p>
      <text:list text:style-name="L32">
        <text:list-item>
          <text:p text:style-name="P37">event_like_updated</text:p>
        </text:list-item>
        <text:list-item>
          <text:p text:style-name="P37">event_participants_updated</text:p>
        </text:list-item>
        <text:list-item>
          <text:p text:style-name="P37">new_message</text:p>
        </text:list-item>
        <text:list-item>
          <text:p text:style-name="P37">notification</text:p>
        </text:list-item>
        <text:list-item>
          <text:p text:style-name="P37">user_blocked</text:p>
        </text:list-item>
      </text:list>
      <text:p text:style-name="P2"/>
      <text:h text:style-name="P1" text:outline-level="1">10. REST API (пример структуры)</text:h>
      <text:p text:style-name="P9"><text:span text:style-name="Source_20_Text">GET /api/events</text:span></text:p>
      <text:p text:style-name="P9"><text:span text:style-name="Source_20_Text">GET /api/events/{id}</text:span></text:p>
      <text:p text:style-name="P9"><text:span text:style-name="Source_20_Text">POST /api/events</text:span></text:p>
      <text:p text:style-name="P9"><text:span text:style-name="Source_20_Text">POST /api/events/{id}/join</text:span></text:p>
      <text:p text:style-name="P9"><text:span text:style-name="Source_20_Text">POST /api/events/{id}/like</text:span></text:p>
      <text:p text:style-name="P9"><text:span text:style-name="Source_20_Text">GET /api/chats</text:span></text:p>
      <text:p text:style-name="P9"><text:span text:style-name="Source_20_Text">POST /api/messages</text:span></text:p>
      <text:p text:style-name="P9"><text:span text:style-name="Source_20_Text">GET /api/profile</text:span></text:p>
      <text:p text:style-name="P9"><text:span text:style-name="Source_20_Text">POST /api/profile/update</text:span></text:p>
      <text:p text:style-name="Text_20_body">Ответы:</text:p>
      <text:p text:style-name="P9"><text:span text:style-name="Source_20_Text">{</text:span></text:p>
      <text:p text:style-name="P9"><text:span text:style-name="Source_20_Text"><text:s text:c="2"/>"ok": true,</text:span></text:p>
      <text:p text:style-name="P9"><text:soft-page-break/><text:span text:style-name="Source_20_Text"><text:s text:c="2"/>"result": { ... }</text:span></text:p>
      <text:p text:style-name="P9"><text:span text:style-name="Source_20_Text">}</text:span></text:p>
      <text:p text:style-name="P2"/>
      <text:h text:style-name="P1" text:outline-level="1">11. Минимизация износа SQLite</text:h>
      <text:list text:style-name="L33">
        <text:list-item>
          <text:p text:style-name="P38">WAL режим:</text:p>
        </text:list-item>
      </text:list>
      <text:p text:style-name="P9"><text:span text:style-name="Source_20_Text">PRAGMA journal_mode=WAL;</text:span></text:p>
      <text:list text:style-name="L34">
        <text:list-item>
          <text:p text:style-name="P39">synchronous=NORMAL</text:p>
        </text:list-item>
        <text:list-item>
          <text:p text:style-name="P39">auto_vacuum=INCREMENTAL</text:p>
        </text:list-item>
        <text:list-item>
          <text:p text:style-name="P39">Индексы только на:</text:p>
          <text:list>
            <text:list-item>
              <text:p text:style-name="P39">telegram_id</text:p>
            </text:list-item>
            <text:list-item>
              <text:p text:style-name="P39">event_id</text:p>
            </text:list-item>
            <text:list-item>
              <text:p text:style-name="P39">chat_id</text:p>
            </text:list-item>
            <text:list-item>
              <text:p text:style-name="P39">created_at</text:p>
            </text:list-item>
          </text:list>
        </text:list-item>
        <text:list-item>
          <text:p text:style-name="P39">Кэширование активных событий в памяти</text:p>
        </text:list-item>
        <text:list-item>
          <text:p text:style-name="P39">Архивирование старых сообщений</text:p>
        </text:list-item>
        <text:list-item>
          <text:p text:style-name="P39">Batch-записи</text:p>
        </text:list-item>
        <text:list-item>
          <text:p text:style-name="P39">Ограничение частоты обновлений лайков</text:p>
        </text:list-item>
      </text:list>
      <text:p text:style-name="P2"/>
      <text:h text:style-name="P1" text:outline-level="1">12. Режим технических работ</text:h>
      <text:p text:style-name="Text_20_body">Таблица:</text:p>
      <text:p text:style-name="P9"><text:span text:style-name="Source_20_Text">system_settings</text:span></text:p>
      <text:p text:style-name="P9"><text:span text:style-name="Source_20_Text">- maintenance_mode</text:span></text:p>
      <text:p text:style-name="P9"><text:span text:style-name="Source_20_Text">- maintenance_message</text:span></text:p>
      <text:p text:style-name="Text_20_body">Если включено:</text:p>
      <text:list text:style-name="L35">
        <text:list-item>
          <text:p text:style-name="P40">REST → 503</text:p>
        </text:list-item>
        <text:list-item>
          <text:p text:style-name="P40">WebSocket закрывается</text:p>
        </text:list-item>
        <text:list-item>
          <text:p text:style-name="P40">Отображается экран техработ</text:p>
        </text:list-item>
      </text:list>
      <text:p text:style-name="P2"/>
      <text:h text:style-name="P1" text:outline-level="1"><text:soft-page-break/>13. Безопасность</text:h>
      <text:list text:style-name="L36">
        <text:list-item>
          <text:p text:style-name="P41">Проверка Telegram initData</text:p>
        </text:list-item>
        <text:list-item>
          <text:p text:style-name="P41">JWT с коротким сроком</text:p>
        </text:list-item>
        <text:list-item>
          <text:p text:style-name="P41">Rate limit</text:p>
        </text:list-item>
        <text:list-item>
          <text:p text:style-name="P41">Валидация всех входных данных</text:p>
        </text:list-item>
        <text:list-item>
          <text:p text:style-name="P41">Защита от XSS (escape в PUG)</text:p>
        </text:list-item>
        <text:list-item>
          <text:p text:style-name="P41">Ограничение загрузки изображений</text:p>
        </text:list-item>
        <text:list-item>
          <text:p text:style-name="P41">Проверка MIME-type</text:p>
        </text:list-item>
      </text:list>
      <text:p text:style-name="P2"/>
      <text:h text:style-name="P1" text:outline-level="1">14. Структура проекта</text:h>
      <text:p text:style-name="P9"><text:span text:style-name="Source_20_Text">/frontend</text:span></text:p>
      <text:p text:style-name="P9"><text:span text:style-name="Source_20_Text"><text:s text:c="2"/>/pug</text:span></text:p>
      <text:p text:style-name="P9"><text:span text:style-name="Source_20_Text"><text:s text:c="2"/>/scss</text:span></text:p>
      <text:p text:style-name="P9"><text:span text:style-name="Source_20_Text"><text:s text:c="2"/>/ts</text:span></text:p>
      <text:p text:style-name="P9"/>
      <text:p text:style-name="P9"><text:span text:style-name="Source_20_Text">/backend</text:span></text:p>
      <text:p text:style-name="P9"><text:span text:style-name="Source_20_Text"><text:s text:c="2"/>main.py</text:span></text:p>
      <text:p text:style-name="P9"><text:span text:style-name="Source_20_Text"><text:s text:c="2"/>api/</text:span></text:p>
      <text:p text:style-name="P9"><text:span text:style-name="Source_20_Text"><text:s text:c="2"/>websocket/</text:span></text:p>
      <text:p text:style-name="P9"><text:span text:style-name="Source_20_Text"><text:s text:c="2"/>services/</text:span></text:p>
      <text:p text:style-name="P9"><text:span text:style-name="Source_20_Text"><text:s text:c="2"/>db/</text:span></text:p>
      <text:p text:style-name="P9"/>
      <text:p text:style-name="P9"><text:span text:style-name="Source_20_Text">/admin</text:span></text:p>
      <text:p text:style-name="P9"/>
      <text:p text:style-name="P9"><text:span text:style-name="Source_20_Text">meson.build</text:span></text:p>
      <text:p text:style-name="P2"/>
      <text:h text:style-name="P1" text:outline-level="1">15. Производительность</text:h>
      <text:list text:style-name="L37">
        <text:list-item>
          <text:p text:style-name="P42">Асинхронный Python</text:p>
        </text:list-item>
        <text:list-item>
          <text:p text:style-name="P42">Один процесс</text:p>
        </text:list-item>
        <text:list-item>
          <text:p text:style-name="P42">WebSocket multiplexing</text:p>
        </text:list-item>
        <text:list-item>
          <text:p text:style-name="P42"><text:soft-page-break/>Lazy loading</text:p>
        </text:list-item>
        <text:list-item>
          <text:p text:style-name="P42">Debounce фильтров</text:p>
        </text:list-item>
      </text:list>
      <text:p text:style-name="P2"/>
      <text:h text:style-name="P1" text:outline-level="1">16. Истории</text:h>
      <text:list text:style-name="L38">
        <text:list-item>
          <text:p text:style-name="P43">Хранятся 24 часа</text:p>
        </text:list-item>
        <text:list-item>
          <text:p text:style-name="P43">Несколько историй на пользователя</text:p>
        </text:list-item>
        <text:list-item>
          <text:p text:style-name="P43">Возможность добавить событие в историю</text:p>
        </text:list-item>
      </text:list>
      <text:p text:style-name="P2"/>
      <text:h text:style-name="P1" text:outline-level="1">17. Архивирование</text:h>
      <text:list text:style-name="L39">
        <text:list-item>
          <text:p text:style-name="P44">После завершения события:</text:p>
          <text:list>
            <text:list-item>
              <text:p text:style-name="P44">Событие → archived_events</text:p>
            </text:list-item>
            <text:list-item>
              <text:p text:style-name="P44">Чат → archived_messages</text:p>
            </text:list-item>
          </text:list>
        </text:list-item>
        <text:list-item>
          <text:p text:style-name="P44">Личные сообщения старше 1 года → архив</text:p>
        </text:list-item>
      </text:list>
      <text:p text:style-name="P2"/>
      <text:h text:style-name="P1" text:outline-level="1">18. Push уведомления</text:h>
      <text:p text:style-name="Text_20_body">Отправляются через Telegram Bot API:</text:p>
      <text:list text:style-name="L40">
        <text:list-item>
          <text:p text:style-name="P45">Новые сообщения</text:p>
        </text:list-item>
        <text:list-item>
          <text:p text:style-name="P45">Напоминания</text:p>
        </text:list-item>
        <text:list-item>
          <text:p text:style-name="P45">Лайки</text:p>
        </text:list-item>
        <text:list-item>
          <text:p text:style-name="P45">Приглашения</text:p>
        </text:list-item>
      </text:list>
      <text:p text:style-name="P2"/>
      <text:h text:style-name="P1" text:outline-level="1">19. Масштабируемость</text:h>
      <text:list text:style-name="L41">
        <text:list-item>
          <text:p text:style-name="P46">Возможность перехода на PostgreSQL</text:p>
        </text:list-item>
        <text:list-item>
          <text:p text:style-name="P46">Возможность вынести WebSocket в отдельный сервис</text:p>
        </text:list-item>
        <text:list-item>
          <text:p text:style-name="P46">Горизонтальное масштабирование через sticky sessions</text:p>
        </text:list-item>
      </text:list>
      <text:p text:style-name="P2"/>
      <text:h text:style-name="P1" text:outline-level="1"><text:soft-page-break/>20. Итог</text:h>
      <text:p text:style-name="Text_20_body">Система Linksy — это:</text:p>
      <text:list text:style-name="L42">
        <text:list-item>
          <text:p text:style-name="P47">Полноценная социальная event-платформа</text:p>
        </text:list-item>
        <text:list-item>
          <text:p text:style-name="P47">Реальное время (WebSocket)</text:p>
        </text:list-item>
        <text:list-item>
          <text:p text:style-name="P47">Архивирование данных</text:p>
        </text:list-item>
        <text:list-item>
          <text:p text:style-name="P47">Админ-контроль</text:p>
        </text:list-item>
        <text:list-item>
          <text:p text:style-name="P47">Telegram интеграция</text:p>
        </text:list-item>
        <text:list-item>
          <text:p text:style-name="P47">Минимизация износа SQLite</text:p>
        </text:list-item>
        <text:list-item>
          <text:p text:style-name="P47">SPA архитектура</text:p>
        </text:list-item>
        <text:list-item>
          <text:p text:style-name="P47">Полная поддержка многодневных и приватных событий</text:p>
        </text:list-item>
      </text:list>
      <text:p text:style-name="P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4:00:18.241794890</meta:creation-date>
    <dc:date>2026-02-13T14:27:57.666219867</dc:date>
    <meta:editing-duration>PT27M38S</meta:editing-duration>
    <meta:editing-cycles>4</meta:editing-cycles>
    <meta:generator>LibreOffice/25.8.4.2$Linux_X86_64 LibreOffice_project/580$Build-2</meta:generator>
    <meta:document-statistic meta:table-count="0" meta:image-count="0" meta:object-count="0" meta:page-count="13" meta:paragraph-count="315" meta:word-count="846" meta:character-count="5346" meta:non-whitespace-character-count="4972"/>
  </office:meta>
</office:document-meta>
</file>